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b Clas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Help Link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http://www.careers.org/occupations/field/11/management</text:p>
          </table:table-cell>
        </table:table-row>
        <table:table-row table:style-name="ro1">
          <table:table-cell office:value-type="string" calcext:value-type="string">
            <text:p>Business and Financial oper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careers.org/occupations/field/13/business-and-financial-operations</text:p>
          </table:table-cell>
        </table:table-row>
        <table:table-row table:style-name="ro1">
          <table:table-cell office:value-type="string" calcext:value-type="string">
            <text:p>Computer and Mathematical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string" calcext:value-type="string">
            <text:p>Architecture and Engineering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ttp://www.careers.org/occupations/field/17/architecture-and-engineering</text:p>
          </table:table-cell>
        </table:table-row>
        <table:table-row table:style-name="ro1">
          <table:table-cell office:value-type="string" calcext:value-type="string">
            <text:p>Life, Physical and Social Science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Community and Social Service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http://www.careers.org/occupations/field/21/community-and-social-services</text:p>
          </table:table-cell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Education, training and library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Arts, design, entertainment, sports and media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http://www.careers.org/occupations/field/27/arts-design-entertainment-sports-and-media</text:p>
          </table:table-cell>
        </table:table-row>
        <table:table-row table:style-name="ro1">
          <table:table-cell office:value-type="string" calcext:value-type="string">
            <text:p>Healthcare practioners and technical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Healthcare support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Protective servic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Food preparation and serving</text:p>
          </table:table-cell>
          <table:table-cell office:value-type="float" office:value="8.3" calcext:value-type="float">
            <text:p>8.3</text:p>
          </table:table-cell>
          <table:table-cell/>
        </table:table-row>
        <table:table-row table:style-name="ro1">
          <table:table-cell office:value-type="string" calcext:value-type="string">
            <text:p>Building and grounds cleaning and maintenanc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http://www.careers.org/occupations/field/37/building-and-grounds-cleaning-and-maintenance</text:p>
          </table:table-cell>
        </table:table-row>
        <table:table-row table:style-name="ro1">
          <table:table-cell office:value-type="string" calcext:value-type="string">
            <text:p>Personal care and servic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 office:value-type="string" calcext:value-type="string">
            <text:p>Office and administrative support</text:p>
          </table:table-cell>
          <table:table-cell office:value-type="float" office:value="15.1" calcext:value-type="float">
            <text:p>15.1</text:p>
          </table:table-cell>
          <table:table-cell/>
        </table:table-row>
        <table:table-row table:style-name="ro1">
          <table:table-cell office:value-type="string" calcext:value-type="string">
            <text:p>Farming, fishing and forestry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Construction and extraction</text:p>
          </table:table-cell>
          <table:table-cell office:value-type="float" office:value="4.3" calcext:value-type="float">
            <text:p>4.3</text:p>
          </table:table-cell>
          <table:table-cell/>
        </table:table-row>
        <table:table-row table:style-name="ro1">
          <table:table-cell office:value-type="string" calcext:value-type="string">
            <text:p>Installation, maintenance and repair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string" calcext:value-type="string">
            <text:p>Transportation and material moving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99.8" calcext:value-type="float">
            <text:p>99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3T14:50:28.55662080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5" meta:object-count="0"/>
  </office:meta>
</office:document-meta>
</file>